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ce9327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ddfbc49"/>
    </style:style>
    <style:style style:name="P64" style:family="paragraph" style:parent-style-name="Standard">
      <style:text-properties officeooo:paragraph-rsid="0deb3f7d"/>
    </style:style>
    <style:style style:name="P65" style:family="paragraph" style:parent-style-name="Footnote">
      <style:text-properties officeooo:rsid="043ccc66" officeooo:paragraph-rsid="0dca2508"/>
    </style:style>
    <style:style style:name="P66" style:family="paragraph" style:parent-style-name="Footnote">
      <style:text-properties officeooo:rsid="043ccc66" officeooo:paragraph-rsid="0e5afad8"/>
    </style:style>
    <style:style style:name="P67" style:family="paragraph" style:parent-style-name="Standard">
      <style:text-properties officeooo:paragraph-rsid="0e0f3ce4"/>
    </style:style>
    <style:style style:name="P68" style:family="paragraph" style:parent-style-name="Standard">
      <style:text-properties officeooo:paragraph-rsid="0e153b91"/>
    </style:style>
    <style:style style:name="P69" style:family="paragraph" style:parent-style-name="Standard">
      <style:text-properties officeooo:paragraph-rsid="0e26e14b"/>
    </style:style>
    <style:style style:name="P70" style:family="paragraph" style:parent-style-name="Standard">
      <style:text-properties officeooo:paragraph-rsid="0e5c6890"/>
    </style:style>
    <style:style style:name="P71" style:family="paragraph" style:parent-style-name="Footnote">
      <style:text-properties officeooo:paragraph-rsid="0e72255e"/>
    </style:style>
    <style:style style:name="P72" style:family="paragraph" style:parent-style-name="Footnote">
      <style:text-properties officeooo:paragraph-rsid="0e81bf91"/>
    </style:style>
    <style:style style:name="P73" style:family="paragraph" style:parent-style-name="Standard">
      <style:text-properties officeooo:paragraph-rsid="0e8858a9"/>
    </style:style>
    <style:style style:name="P74" style:family="paragraph" style:parent-style-name="Footnote">
      <style:text-properties officeooo:paragraph-rsid="0e9381e6"/>
    </style:style>
    <style:style style:name="P75" style:family="paragraph" style:parent-style-name="Footnote">
      <style:text-properties officeooo:paragraph-rsid="0ea78533"/>
    </style:style>
    <style:style style:name="P76" style:family="paragraph" style:parent-style-name="Standard">
      <style:text-properties officeooo:paragraph-rsid="0ea9445c"/>
    </style:style>
    <style:style style:name="P77" style:family="paragraph" style:parent-style-name="Footnote">
      <style:text-properties officeooo:paragraph-rsid="0ead3525"/>
    </style:style>
    <style:style style:name="P78" style:family="paragraph" style:parent-style-name="Standard">
      <style:text-properties officeooo:paragraph-rsid="0dbf3336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Footnote">
      <style:text-properties officeooo:paragraph-rsid="0ef622d8"/>
    </style:style>
    <style:style style:name="P81" style:family="paragraph" style:parent-style-name="Footnote">
      <style:text-properties officeooo:paragraph-rsid="0ef98af7"/>
    </style:style>
    <style:style style:name="P82" style:family="paragraph" style:parent-style-name="Footnote">
      <style:text-properties officeooo:paragraph-rsid="0f01ec83"/>
    </style:style>
    <style:style style:name="P8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8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font-style="normal" officeooo:rsid="00bddfbe" style:font-size-asian="12pt" style:font-size-complex="12pt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text-underline-style="none"/>
    </style:style>
    <style:style style:name="T218" style:family="text">
      <style:text-properties fo:color="#000000" loext:opacity="100%" style:text-line-through-style="none" style:text-line-through-type="none" style:text-underline-style="none" officeooo:rsid="0aabd8f8"/>
    </style:style>
    <style:style style:name="T219" style:family="text">
      <style:text-properties fo:color="#000000" loext:opacity="100%" style:text-line-through-style="none" style:text-line-through-type="none" style:text-underline-style="none" officeooo:rsid="0ee1abbb"/>
    </style:style>
    <style:style style:name="T220" style:family="text">
      <style:text-properties fo:color="#000000" loext:opacity="100%" style:text-line-through-style="none" style:text-line-through-type="none" style:text-underline-style="none" officeooo:rsid="0ee5411e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0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color="#000000" loext:opacity="100%" officeooo:rsid="004804ae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officeooo:rsid="047da547"/>
    </style:style>
    <style:style style:name="T32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9" style:family="text">
      <style:text-properties style:use-window-font-color="true" loext:opacity="0%" style:font-name="Liberation Sans" fo:font-size="12pt" style:font-size-asian="12pt" style:font-size-complex="12pt"/>
    </style:style>
    <style:style style:name="T350" style:family="text">
      <style:text-properties style:use-window-font-color="true" loext:opacity="0%" style:font-name="Liberation Sans" officeooo:rsid="0efd8e5c"/>
    </style:style>
    <style:style style:name="T351" style:family="text">
      <style:text-properties officeooo:rsid="04473353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officeooo:rsid="0aace3cd"/>
    </style:style>
    <style:style style:name="T356" style:family="text">
      <style:text-properties fo:font-size="8pt" style:font-size-asian="8pt" style:font-size-complex="8pt" loext:padding="0.049cm" loext:border="0.31pt solid #000000"/>
    </style:style>
    <style:style style:name="T357" style:family="text">
      <style:text-properties officeooo:rsid="01657261" style:font-size-complex="12pt"/>
    </style:style>
    <style:style style:name="T358" style:family="text">
      <style:text-properties officeooo:rsid="0e5635a7"/>
    </style:style>
    <style:style style:name="T359" style:family="text">
      <style:text-properties officeooo:rsid="0e56c5f4"/>
    </style:style>
    <style:style style:name="T360" style:family="text">
      <style:text-properties officeooo:rsid="0e80285f"/>
    </style:style>
    <style:style style:name="T361" style:family="text">
      <style:text-properties officeooo:rsid="0e838e2a"/>
    </style:style>
    <style:style style:name="T362" style:family="text">
      <style:text-properties officeooo:rsid="0e83c34e"/>
    </style:style>
    <style:style style:name="T36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1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fo:color="#808080" loext:opacity="100%" style:font-name="Liberation Sans" fo:font-size="12pt" style:font-size-asian="12pt" style:font-size-complex="12pt"/>
    </style:style>
    <style:style style:name="T37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officeooo:rsid="0ee1abbb"/>
    </style:style>
    <style:style style:name="T3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3" style:family="text">
      <style:text-properties officeooo:rsid="0ef1f24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5"><text:span text:style-name="Strong_20_Emphasis"><text:span text:style-name="T244">C</text:span></text:span><text:span text:style-name="Strong_20_Emphasis"><text:span text:style-name="T243">hecklist voor </text:span></text:span><text:span text:style-name="Strong_20_Emphasis"><text:span text:style-name="T245">de installatie</text:span></text:span><text:span text:style-name="Strong_20_Emphasis"><text:span text:style-name="T243"> van </text:span></text:span><text:span text:style-name="Strong_20_Emphasis"><text:span text:style-name="T243"><text:user-field-get text:name="Distro">Ubuntu</text:user-field-get></text:span></text:span><text:span text:style-name="Strong_20_Emphasis"><text:span text:style-name="T243"><text:s/></text:span></text:span><text:span text:style-name="Strong_20_Emphasis"><text:span text:style-name="T251"><text:user-field-get text:name="Version">22.04</text:user-field-get></text:span></text:span><text:span text:style-name="Strong_20_Emphasis"><text:span text:style-name="T247"><text:s/></text:span></text:span><text:span text:style-name="Strong_20_Emphasis"><text:span text:style-name="T248">LTS</text:span></text:span><text:span text:style-name="Strong_20_Emphasis"><text:span text:style-name="T248"><text:note text:id="ftn1" text:note-class="footnote"><text:note-citation>1</text:note-citation><text:note-body><text:p text:style-name="P80"><text:span text:style-name="T272">LTS</text:span><text:span text:style-name="T280"> </text:span><text:span text:style-name="T281">staat voor</text:span><text:span text:style-name="T279"> </text:span><text:span text:style-name="T272">Long-Term Support, langetermijnondersteuning, </text:span><text:span text:style-name="T282">en </text:span><text:span text:style-name="T283">d</text:span><text:span text:style-name="T282">eze </text:span><text:span text:style-name="Strong_20_Emphasis"><text:span text:style-name="T288"><text:user-field-get text:name="Distro">Ubuntu</text:user-field-get></text:span></text:span><text:span text:style-name="T282"><text:s/></text:span><text:span text:style-name="T289"><text:user-field-get text:name="Version">22.04</text:user-field-get></text:span><text:span text:style-name="T289"><text:s/></text:span><text:span text:style-name="T282">LTS </text:span><text:span text:style-name="T284">(codenaam </text:span><text:span text:style-name="T285">j</text:span><text:span text:style-name="T382">ammy</text:span><text:span text:style-name="T284">) </text:span><text:span text:style-name="T281">van</text:span><text:span text:style-name="T278"> </text:span><text:span text:style-name="T276">april</text:span><text:span text:style-name="T274"> </text:span><text:span text:style-name="Strong_20_Emphasis"><text:span text:style-name="T166"><text:user-field-get style:data-style-name="N0" text:name="Releaseyear">2022</text:user-field-get></text:span></text:span><text:span text:style-name="T276"><text:s/></text:span><text:span text:style-name="T272">wordt </text:span><text:span text:style-name="T273">vijf</text:span><text:span text:style-name="T272"> jaar onder</text:span><text:span text:style-name="T278">houden</text:span><text:span text:style-name="T277"> </text:span><text:span text:style-name="T272">tot </text:span><text:span text:style-name="T276">april</text:span><text:span text:style-name="T271"> </text:span><text:span text:style-name="T272">202</text:span><text:span text:style-name="T276">7</text:span><text:span text:style-name="T275">.</text:span></text:p></text:note-body></text:note></text:span></text:span><text:span text:style-name="Strong_20_Emphasis"><text:span text:style-name="T249"> </text:span></text:span><text:span text:style-name="Strong_20_Emphasis"><text:span text:style-name="T250"><text:user-field-get text:name="Edition">desktop</text:user-field-get></text:span></text:span><text:span text:style-name="Strong_20_Emphasis"><text:span text:style-name="T246">.</text:span></text:span></text:p>
      <text:p text:style-name="P10"/>
      <text:p text:style-name="P68"><text:span text:style-name="T38">Kijk op</text:span><text:span text:style-name="T24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3"> </text:span><text:span text:style-name="T322">voor</text:span><text:span text:style-name="T323"> </text:span><text:span text:style-name="T324">deze en andere </text:span><text:span text:style-name="T325">Linux documenten</text:span><text:span text:style-name="T68">, scripts, </text:span><text:span text:style-name="T69">en informatie</text:span><text:span text:style-name="T68">.</text:span></text:p>
      <text:p text:style-name="P11"/>
      <text:p text:style-name="P40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12"/>
      <text:p text:style-name="P9"><text:span text:style-name="T1">V</text:span><text:span text:style-name="T17">ul de waarden in het tekstvak achter de </text:span><text:span text:style-name="Definition"><text:span text:style-name="T7">schuingedrukte</text:span></text:span><text:span text:style-name="T1"> </text:span><text:span text:style-name="T18">woorden, </text:span><text:span text:style-name="T326">zie </text:span><text:span text:style-name="T350">[</text:span><text:span text:style-name="T326">toelichting</text:span><text:span text:style-name="T350">]</text:span><text:span text:style-name="T18">:</text:span></text:p>
      <text:p text:style-name="P2"><text:span text:style-name="Definition"><text:span text:style-name="T343">g</text:span></text:span><text:span text:style-name="Definition"><text:span text:style-name="T342">ebruiker</text:span></text:span><text:span text:style-name="Definition"><text:span text:style-name="T330"><text:tab/><text:tab/></text:span></text:span><text:span text:style-name="Definition"><text:span text:style-name="T349"> <text:tab/><text:tab/></text:span></text:span><text:span text:style-name="T331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31"><text:tab/></text:span><text:span text:style-name="T332">[</text:span><text:span text:style-name="T328">volledige naam, bijv. </text:span><text:span text:style-name="T329">J</text:span><text:span text:style-name="T347">a</text:span><text:span text:style-name="T329">n </text:span><text:span text:style-name="T347">Jansen</text:span><text:span text:style-name="T348">]</text:span></text:p>
      <text:p text:style-name="Standard"><text:span text:style-name="Definition"><text:span text:style-name="T343">g</text:span></text:span><text:span text:style-name="Definition"><text:span text:style-name="T342">ebruikersnaam</text:span></text:span><text:span text:style-name="Definition"><text:span text:style-name="T327"><text:tab/></text:span></text:span><text:span text:style-name="Definition"><text:span text:style-name="T327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27"><text:tab/></text:span></text:span><text:span text:style-name="T10">[</text:span><text:span text:style-name="T9">korte naam, bijv. </text:span><text:span text:style-name="T255">j</text:span><text:span text:style-name="T256">an</text:span><text:span text:style-name="T257">]</text:span></text:p>
      <text:p text:style-name="P1"><text:span text:style-name="Definition"><text:span text:style-name="T345">c</text:span></text:span><text:span text:style-name="Definition"><text:span text:style-name="T344">omputernaam</text:span></text:span><text:span text:style-name="Definition"><text:span text:style-name="T333"><text:tab/><text:tab/></text:span></text:span><text:span text:style-name="Definition"><text:span text:style-name="T331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31"><text:tab/></text:span></text:span><text:span text:style-name="Definition"><text:span text:style-name="T339">[</text:span></text:span><text:span text:style-name="Definition"><text:span text:style-name="T335">naam van de compute</text:span></text:span><text:span text:style-name="Definition"><text:span text:style-name="T336">r, </text:span></text:span><text:span text:style-name="Definition"><text:span text:style-name="T337">bijv. </text:span></text:span><text:span text:style-name="Definition"><text:span text:style-name="T338">pc02</text:span></text:span><text:span text:style-name="Definition"><text:span text:style-name="T339">]</text:span></text:span></text:p>
      <text:p text:style-name="P1"><text:span text:style-name="Definition"><text:span text:style-name="T343">o</text:span></text:span><text:span text:style-name="Definition"><text:span text:style-name="T342">pstartmenu</text:span></text:span><text:span text:style-name="Definition"><text:span text:style-name="T331"><text:tab/><text:tab/><text:tab/></text:span></text:span><text:span text:style-name="Definition"><text:span text:style-name="T331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31"><text:tab/></text:span></text:span><text:span text:style-name="Definition"><text:span text:style-name="T339">[</text:span></text:span><text:span text:style-name="Definition"><text:span text:style-name="T335">to</text:span></text:span><text:span text:style-name="Definition"><text:span text:style-name="T340">ets voor het opstartmedium</text:span></text:span><text:span text:style-name="Definition"><text:span text:style-name="T341">]</text:span></text:span></text:p>
      <text:p text:style-name="P6"><text:span text:style-name="Definition"><text:span text:style-name="T345">i</text:span></text:span><text:span text:style-name="Definition"><text:span text:style-name="T346">nstellingen</text:span></text:span><text:span text:style-name="T334"><text:tab/><text:tab/> <text:tab/></text:span><text:span text:style-name="T334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34"><text:tab/></text:span><text:span text:style-name="T339">[</text:span><text:span text:style-name="T335">toets voor het UEFI-BIOS-scherm</text:span><text:span text:style-name="T339">]</text:span></text:p>
      <text:p text:style-name="P3"><text:span text:style-name="Definition"><text:span text:style-name="T364">g</text:span></text:span><text:span text:style-name="Definition"><text:span text:style-name="T363">ebruiker</text:span></text:span><text:span text:style-name="Definition"><text:span text:style-name="T365">2</text:span></text:span><text:span text:style-name="Definition"><text:span text:style-name="T366"><text:tab/></text:span></text:span><text:span text:style-name="Definition"><text:span text:style-name="T378"> <text:tab/><text:tab/></text:span></text:span><text:span text:style-name="T367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67"><text:tab/></text:span><text:span text:style-name="T368">[</text:span><text:span text:style-name="T369">volledige naam </text:span><text:span text:style-name="T370">evt. 2</text:span><text:span text:style-name="T379">e</text:span><text:span text:style-name="T370"> gebruiker</text:span><text:span text:style-name="T371">]</text:span></text:p>
      <text:p text:style-name="P69"><text:span text:style-name="Definition"><text:span text:style-name="T364">g</text:span></text:span><text:span text:style-name="Definition"><text:span text:style-name="T363">ebruikersnaam</text:span></text:span><text:span text:style-name="Definition"><text:span text:style-name="T365">2</text:span></text:span><text:span text:style-name="Definition"><text:span text:style-name="T372"><text:tab/></text:span></text:span><text:span text:style-name="Definition"><text:span text:style-name="T372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72"><text:tab/></text:span></text:span><text:span text:style-name="T374">[</text:span><text:span text:style-name="T373">korte naam</text:span><text:span text:style-name="T375"> </text:span><text:span text:style-name="T376">evt. 2</text:span><text:span text:style-name="T380">e</text:span><text:span text:style-name="T376"> gebruiker</text:span><text:span text:style-name="T377">]</text:span></text:p>
      <text:p text:style-name="P3"><text:span text:style-name="T258">Vervang </text:span><text:span text:style-name="Definition"><text:span text:style-name="T12">schuingedrukte</text:span></text:span><text:span text:style-name="T258"> </text:span><text:span text:style-name="T259">woorden </text:span><text:span text:style-name="T258">in deze checklist door </text:span><text:span text:style-name="T259">boven</text:span><text:span text:style-name="T258">staande waarden.</text:span></text:p>
      <text:p text:style-name="P5"/>
      <text:p text:style-name="P5"/>
      <text:p text:style-name="P4"><text:span text:style-name="T267">Nog niet op Linux?</text:span><text:span text:style-name="T260"><text:tab/></text:span><text:span text:style-name="T264"><text:tab/></text:span><text:span text:style-name="T265">G</text:span><text:span text:style-name="T261">ebruik </text:span><text:span text:style-name="Strong_20_Emphasis"><text:span text:style-name="T268">Checklist migratie</text:span></text:span><text:span text:style-name="T26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2"> onder </text:span><text:span text:style-name="T266">Linux</text:span><text:span text:style-name="T263">.</text:span></text:p>
      <text:p text:style-name="P41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25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5"/>
      <text:p text:style-name="P25"/>
      <text:list xml:id="list2715886006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3"><text:span text:style-name="Strong_20_Emphasis"><text:span text:style-name="T73"><text:s/></text:span></text:span><text:span text:style-name="Strong_20_Emphasis"><text:span text:style-name="T116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3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5"><text:note text:id="ftn2" text:note-class="footnote"><text:note-citation>2</text:note-citation><text:note-body><text:p text:style-name="P65"><text:span text:style-name="User_20_Entry"><text:span text:style-name="T165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12">t</text:span></text:span><text:span text:style-name="User_20_Entry"><text:span text:style-name="T213">uele </text:span></text:span><text:span text:style-name="User_20_Entry"><text:span text:style-name="T214">extra </text:span></text:span><text:span text:style-name="User_20_Entry"><text:span text:style-name="T216">gebruiker</text:span></text:span><text:span text:style-name="User_20_Entry"><text:span text:style-name="T214">s aanmelden </text:span></text:span><text:span text:style-name="User_20_Entry"><text:span text:style-name="T215">en dezelfde stappen uitvoeren</text:span></text:span><text:span text:style-name="User_20_Entry"><text:span text:style-name="T211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75"><text:s/></text:span></text:span><text:span text:style-name="Strong_20_Emphasis"><text:span text:style-name="T117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3" text:note-class="footnote"><text:note-citation>3</text:note-citation><text:note-body><text:p text:style-name="P77"><text:span text:style-name="T361">Debian-</text:span><text:span text:style-name="T362">p</text:span>akket kz plaatst documenten en scripts van Karel Zimmer <text:span text:style-name="T360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14">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90">druk op de </text:span></text:span><text:span text:style-name="Strong_20_Emphasis"><text:span text:style-name="T87">Super</text:span></text:span><text:span text:style-name="Strong_20_Emphasis"><text:span text:style-name="T90">-toets</text:span></text:span><text:span text:style-name="Strong_20_Emphasis"><text:span text:style-name="T36"><text:note text:id="ftn4" text:note-class="footnote"><text:note-citation>4</text:note-citation><text:note-body><text:p text:style-name="P82"><text:span text:style-name="T224">D</text:span>e <text:span text:style-name="T356">Super</text:span>-toets <text:span text:style-name="T286">is de Windows-toets, Command-toets </text:span><text:span text:style-name="T287">(Apple)</text:span><text:span text:style-name="T286">, of Vergrootglas-toets </text:span><text:span text:style-name="T287">(Chromebook)</text:span><text:span text:style-name="T286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80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2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75"><text:s/></text:span></text:span><text:span text:style-name="Strong_20_Emphasis"><text:span text:style-name="Strong_20_Emphasis"><text:span text:style-name="T117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84">Bereid de installatie voor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84">, </text:span></text:span><text:span text:style-name="Strong_20_Emphasis"><text:span text:style-name="T88">t</text:span></text:span><text:span text:style-name="Strong_20_Emphasis"><text:span text:style-name="T89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1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</text:span></text:span><text:span text:style-name="Strong_20_Emphasis"><text:span text:style-name="T118">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3"> </text:span></text:span><text:span text:style-name="Strong_20_Emphasis"><text:span text:style-name="T154">1</text:span></text:span><text:span text:style-name="Strong_20_Emphasis"><text:span text:style-name="T155"> </text:span></text:span><text:span text:style-name="Strong_20_Emphasis"><text:span text:style-name="T156">In</text:span></text:span><text:span text:style-name="Strong_20_Emphasis"><text:span text:style-name="T143">stallatie voorbereiden</text:span></text:span><text:span text:style-name="Strong_20_Emphasis"><text:span text:style-name="T96"> </text:span></text:span><text:span text:style-name="Strong_20_Emphasis"><text:span text:style-name="T82">en volg </text:span></text:span><text:span text:style-name="Strong_20_Emphasis"><text:span text:style-name="T83">de aanwijzingen op het scherm.</text:span></text:span></text:p>
          </table:table-cell>
        </table:table-row>
      </table:table>
      <text:p text:style-name="P14"/>
      <text:list xml:id="list74137035969199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0"><text:span text:style-name="Strong_20_Emphasis"><text:span text:style-name="T75"><text:s/></text:span></text:span><text:span text:style-name="Strong_20_Emphasis"><text:span text:style-name="T117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27">Start de computer op vanaf </text:span><text:span text:style-name="T290">een </text:span><text:span text:style-name="Strong_20_Emphasis"><text:span text:style-name="T253"><text:user-field-get text:name="Distro">Ubuntu</text:user-field-get></text:span></text:span><text:span text:style-name="T241"><text:s/></text:span><text:span text:style-name="T237"><text:user-field-get text:name="Version">22.04</text:user-field-get></text:span><text:span text:style-name="T217"><text:s/>Live</text:span><text:span text:style-name="T217"><text:note text:id="ftn5" text:note-class="footnote"><text:note-citation>1</text:note-citation><text:note-body><text:p text:style-name="P81"><text:span text:style-name="T351">Vanaf ee</text:span>n Live <text:span text:style-name="T381">usb</text:span><text:span text:style-name="T355">-stick </text:span><text:span text:style-name="T358">(</text:span><text:span text:style-name="T355">of </text:span><text:span text:style-name="T359">dvd</text:span><text:span text:style-name="T358">)</text:span><text:span text:style-name="T23"> </text:span>kunt <text:span text:style-name="T351">u opstarten en</text:span> <text:span text:style-name="T19">met </text:span><text:span text:style-name="Strong_20_Emphasis"><text:span text:style-name="T288"><text:user-field-get text:name="Distro">Ubuntu</text:user-field-get></text:span></text:span><text:span text:style-name="Strong_20_Emphasis"><text:span text:style-name="T288"><text:s/></text:span></text:span>werken zonder deze te installeren.</text:p></text:note-body></text:note></text:span><text:span text:style-name="T217"> </text:span><text:span text:style-name="T219">usb</text:span><text:span text:style-name="T218">-stick</text:span><text:span text:style-name="T218"><text:note text:id="ftn6" text:note-class="footnote"><text:note-citation>2</text:note-citation><text:note-body><text:p text:style-name="P75"><text:span text:style-name="Strong_20_Emphasis"><text:span text:style-name="T167">Download </text:span></text:span><text:span text:style-name="Strong_20_Emphasis"><text:span text:style-name="T168">een </text:span></text:span><text:span text:style-name="Strong_20_Emphasis"><text:span text:style-name="T169">cd</text:span></text:span><text:span text:style-name="Strong_20_Emphasis"><text:span text:style-name="T195">-beeldbestand</text:span></text:span><text:span text:style-name="Strong_20_Emphasis"><text:span text:style-name="T170"> </text:span></text:span><text:span text:style-name="Strong_20_Emphasis"><text:span text:style-name="T171">(.iso) </text:span></text:span><text:span text:style-name="Strong_20_Emphasis"><text:span text:style-name="T170">vanaf </text:span></text:span><text:a xlink:type="simple" xlink:href="https://nl.releases.ubuntu.com/" text:style-name="Internet_20_link" text:visited-style-name="Visited_20_Internet_20_Link"><text:span text:style-name="Strong_20_Emphasis"><text:span text:style-name="T353">nl.releases.ubuntu.com</text:span></text:span></text:a><text:span text:style-name="Strong_20_Emphasis"><text:span text:style-name="T170">, </text:span></text:span><text:span text:style-name="Strong_20_Emphasis"><text:span text:style-name="T172">klik op</text:span></text:span><text:span text:style-name="Strong_20_Emphasis"><text:span text:style-name="T173"> </text:span></text:span><text:span text:style-name="Strong_20_Emphasis"><text:span text:style-name="T200">Ubuntu 2</text:span></text:span><text:span text:style-name="Strong_20_Emphasis"><text:span text:style-name="T201">2</text:span></text:span><text:span text:style-name="Strong_20_Emphasis"><text:span text:style-name="T200">.04 LTS (Jammy Jellyfish)</text:span></text:span><text:span text:style-name="Strong_20_Emphasis"><text:span text:style-name="T173">, </text:span></text:span><text:span text:style-name="Strong_20_Emphasis"><text:span text:style-name="T174">en </text:span></text:span><text:span text:style-name="Strong_20_Emphasis"><text:span text:style-name="T172">klik </text:span></text:span><text:span text:style-name="Strong_20_Emphasis"><text:span text:style-name="T174">vervolgens </text:span></text:span><text:span text:style-name="Strong_20_Emphasis"><text:span text:style-name="T175">achter</text:span></text:span><text:span text:style-name="Strong_20_Emphasis"><text:span text:style-name="T174"> </text:span></text:span><text:span text:style-name="Strong_20_Emphasis"><text:span text:style-name="T202">Desktop image</text:span></text:span><text:span text:style-name="Strong_20_Emphasis"><text:span text:style-name="T174"> </text:span></text:span><text:span text:style-name="Strong_20_Emphasis"><text:span text:style-name="T175">op </text:span></text:span><text:span text:style-name="Strong_20_Emphasis"><text:span text:style-name="T199">64-bit PC (AMD64) desktop image</text:span></text:span><text:span text:style-name="Strong_20_Emphasis"><text:span text:style-name="T198">.</text:span></text:span><text:span text:style-name="Strong_20_Emphasis"><text:span text:style-name="T174"><text:line-break/></text:span></text:span><text:span text:style-name="Strong_20_Emphasis"><text:span text:style-name="T172">P</text:span></text:span><text:span text:style-name="Strong_20_Emphasis"><text:span text:style-name="T167">laats </text:span></text:span><text:span text:style-name="Strong_20_Emphasis"><text:span text:style-name="T168">een </text:span></text:span><text:span text:style-name="Strong_20_Emphasis"><text:span text:style-name="T169">usb</text:span></text:span><text:span text:style-name="Strong_20_Emphasis"><text:span text:style-name="T168">-stick </text:span></text:span><text:span text:style-name="Strong_20_Emphasis"><text:span text:style-name="T196">va</text:span></text:span><text:span text:style-name="Strong_20_Emphasis"><text:span text:style-name="T176">n </text:span></text:span><text:span text:style-name="Strong_20_Emphasis"><text:span text:style-name="T177">min</text:span></text:span><text:span text:style-name="Strong_20_Emphasis"><text:span text:style-name="T178">imaal</text:span></text:span><text:span text:style-name="Strong_20_Emphasis"><text:span text:style-name="T177"> </text:span></text:span><text:span text:style-name="Strong_20_Emphasis"><text:span text:style-name="T179">4</text:span></text:span><text:span text:style-name="Strong_20_Emphasis"><text:span text:style-name="T177"> GB. <text:line-break/></text:span></text:span><text:span text:style-name="Strong_20_Emphasis"><text:span text:style-name="T197">Zoek</text:span></text:span><text:span text:style-name="Strong_20_Emphasis"><text:span text:style-name="T177"> </text:span></text:span><text:span text:style-name="Strong_20_Emphasis"><text:span text:style-name="T203">s</text:span></text:span><text:span text:style-name="Strong_20_Emphasis"><text:span text:style-name="T204">ch</text:span></text:span><text:span text:style-name="Strong_20_Emphasis"><text:span text:style-name="T177"> en klik op het pictogram van</text:span></text:span><text:span text:style-name="Strong_20_Emphasis"><text:span text:style-name="T180"> </text:span></text:span><text:span text:style-name="Strong_20_Emphasis"><text:span text:style-name="T206">Schijven</text:span></text:span><text:span text:style-name="Strong_20_Emphasis"><text:span text:style-name="T181">. Selecteer de </text:span></text:span><text:span text:style-name="Strong_20_Emphasis"><text:span text:style-name="T182">usb</text:span></text:span><text:span text:style-name="Strong_20_Emphasis"><text:span text:style-name="T181">-stick in de lijst van schijven aan de linkerkant en klik rechtsboven op </text:span></text:span><text:span text:style-name="Strong_20_Emphasis"><text:span text:style-name="T205">Schijfinstellingen</text:span></text:span><text:span text:style-name="Strong_20_Emphasis"><text:span text:style-name="T181"> </text:span></text:span><text:span text:style-name="Strong_20_Emphasis"><text:span text:style-name="T205">⋮</text:span></text:span><text:span text:style-name="Strong_20_Emphasis"><text:span text:style-name="T181"> (icoontje met de drie puntjes).</text:span></text:span></text:p><text:p text:style-name="P71"><text:span text:style-name="Strong_20_Emphasis"><text:span text:style-name="T181"><text:tab/>Kies </text:span></text:span><text:span text:style-name="Strong_20_Emphasis"><text:span text:style-name="T205">Schijfkopie terugzetten</text:span></text:span><text:span text:style-name="Strong_20_Emphasis"><text:span text:style-name="T181"> en selecteer </text:span></text:span><text:span text:style-name="Strong_20_Emphasis"><text:span text:style-name="T183">het net</text:span></text:span><text:span text:style-name="Strong_20_Emphasis"><text:span text:style-name="T184"> gedownloade </text:span></text:span><text:span text:style-name="Strong_20_Emphasis"><text:span text:style-name="T185">cd</text:span></text:span><text:span text:style-name="T20">-beeldbestand </text:span><text:span text:style-name="T21">(.iso)</text:span><text:span text:style-name="Strong_20_Emphasis"><text:span text:style-name="T184">.</text:span></text:span></text:p><text:p text:style-name="P74"><text:span text:style-name="Strong_20_Emphasis"><text:span text:style-name="T181"><text:tab/>Klik op </text:span></text:span><text:span text:style-name="Strong_20_Emphasis"><text:span text:style-name="T205">Terugzetten starten</text:span></text:span><text:span text:style-name="Strong_20_Emphasis"><text:span text:style-name="T181"> en vervolgens op </text:span></text:span><text:span text:style-name="Strong_20_Emphasis"><text:span text:style-name="T205">Terugzetten</text:span></text:span><text:span text:style-name="Strong_20_Emphasis"><text:span text:style-name="T186">.<text:line-break/></text:span></text:span><text:span text:style-name="Strong_20_Emphasis"><text:span text:style-name="T187">O</text:span></text:span><text:span text:style-name="Strong_20_Emphasis"><text:span text:style-name="T168">f </text:span></text:span><text:span text:style-name="Strong_20_Emphasis"><text:span text:style-name="T188">gebruik </text:span></text:span><text:span text:style-name="Strong_20_Emphasis"><text:span text:style-name="T189">het programma </text:span></text:span><text:span text:style-name="Strong_20_Emphasis"><text:span text:style-name="T207">Etche</text:span></text:span><text:span text:style-name="Strong_20_Emphasis"><text:span text:style-name="T208">r</text:span></text:span><text:span text:style-name="Strong_20_Emphasis"><text:span text:style-name="T189"> </text:span></text:span><text:span text:style-name="Strong_20_Emphasis"><text:span text:style-name="T190">(</text:span></text:span><text:a xlink:type="simple" xlink:href="https://www.balena.io/etcher/" text:style-name="Internet_20_link" text:visited-style-name="Visited_20_Internet_20_Link"><text:span text:style-name="Strong_20_Emphasis"><text:span text:style-name="T354">etcher.io</text:span></text:span></text:a><text:span text:style-name="Strong_20_Emphasis"><text:span text:style-name="T190">) </text:span></text:span><text:span text:style-name="Strong_20_Emphasis"><text:span text:style-name="T191">dat </text:span></text:span><text:span text:style-name="Strong_20_Emphasis"><text:span text:style-name="T168">beschikbaar </text:span></text:span><text:span text:style-name="Strong_20_Emphasis"><text:span text:style-name="T191">is </text:span></text:span><text:span text:style-name="Strong_20_Emphasis"><text:span text:style-name="T168">voor </text:span></text:span><text:span text:style-name="Strong_20_Emphasis"><text:span text:style-name="T181">Windows, </text:span></text:span><text:span text:style-name="Strong_20_Emphasis"><text:span text:style-name="T192">mac</text:span></text:span><text:span text:style-name="Strong_20_Emphasis"><text:span text:style-name="T193">OS</text:span></text:span><text:span text:style-name="Strong_20_Emphasis"><text:span text:style-name="T189">, </text:span></text:span><text:span text:style-name="Strong_20_Emphasis"><text:span text:style-name="T190">en </text:span></text:span><text:span text:style-name="Strong_20_Emphasis"><text:span text:style-name="T189">Linux</text:span></text:span><text:span text:style-name="Strong_20_Emphasis"><text:span text:style-name="T194">.</text:span></text:span></text:p></text:note-body></text:note></text:span><text:span text:style-name="T217"> </text:span><text:span text:style-name="T220">of dvd.</text:span></text:p>
            <text:p text:style-name="P43"><text:span text:style-name="T163">Opstartmenu/</text:span><text:span text:style-name="T164">boot menu</text:span><text:span text:style-name="T163"> </text:span><text:span text:style-name="T162">via </text:span><text:span text:style-name="Definition"><text:span text:style-name="T357">opstartmenu</text:span></text:span><text:span text:style-name="T162">, </text:span><text:span text:style-name="T163">instellingen/</text:span><text:span text:style-name="T164">setup</text:span><text:span text:style-name="T162"> via </text:span><text:span text:style-name="Definition"><text:span text:style-name="T4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19">Kies</text:span></text:span><text:span text:style-name="Strong_20_Emphasis"><text:span text:style-name="T39"> </text:span></text:span><text:span text:style-name="Strong_20_Emphasis"><text:span text:style-name="T120">als</text:span></text:span><text:span text:style-name="Strong_20_Emphasis"><text:span text:style-name="T40"> </text:span></text:span><text:span text:style-name="Strong_20_Emphasis"><text:span text:style-name="T41">mogelijk</text:span></text:span><text:span text:style-name="Strong_20_Emphasis"><text:span text:style-name="T39"> </text:span></text:span><text:span text:style-name="Strong_20_Emphasis"><text:span text:style-name="T42">met pijltjes-toetsen</text:span></text:span><text:span text:style-name="Strong_20_Emphasis"><text:span text:style-name="T43"> </text:span></text:span><text:span text:style-name="Strong_20_Emphasis"><text:span text:style-name="T141">Nederlands</text:span></text:span><text:span text:style-name="Strong_20_Emphasis"><text:span text:style-name="T44"> </text:span></text:span><text:span text:style-name="Strong_20_Emphasis"><text:span text:style-name="T42">en d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70">Kies </text:span><text:span text:style-name="T269">Ubuntu installeren </text:span><text:span text:style-name="Strong_20_Emphasis"><text:span text:style-name="T120">en druk op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T27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3"><text:span text:style-name="Strong_20_Emphasis"><text:span text:style-name="T3"><text:s/></text:span></text:span><text:span text:style-name="Strong_20_Emphasis"><text:span text:style-name="T75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47">Als </text:span></text:span><text:span text:style-name="Strong_20_Emphasis"><text:span text:style-name="T48">het </text:span></text:span><text:span text:style-name="Strong_20_Emphasis"><text:span text:style-name="T49">het scherm </text:span></text:span><text:span text:style-name="Strong_20_Emphasis"><text:span text:style-name="T148">Draadloos</text:span></text:span><text:span text:style-name="Strong_20_Emphasis"><text:span text:style-name="T49"> </text:span></text:span><text:span text:style-name="Strong_20_Emphasis"><text:span text:style-name="T48">verschijnt, </text:span></text:span><text:span text:style-name="Strong_20_Emphasis"><text:span text:style-name="T50">kies</text:span></text:span><text:span text:style-name="Strong_20_Emphasis"><text:span text:style-name="T49"> </text:span></text:span><text:span text:style-name="Strong_20_Emphasis"><text:span text:style-name="T72">het</text:span></text:span><text:span text:style-name="Strong_20_Emphasis"><text:span text:style-name="T50"> draadloos netwerk, maak </text:span></text:span><text:span text:style-name="Strong_20_Emphasis"><text:span text:style-name="T38">verbinding, </text:span></text:span><text:span text:style-name="Strong_20_Emphasis"><text:span text:style-name="T51">en klik</text:span></text:span><text:span text:style-name="Strong_20_Emphasis"><text:span text:style-name="T38"> </text:span></text:span><text:span text:style-name="Strong_20_Emphasis"><text:span text:style-name="T52">op </text:span></text:span><text:span text:style-name="Strong_20_Emphasis"><text:span text:style-name="T144">Verd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75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Installatietype</text:span></text:span><text:span text:style-name="Strong_20_Emphasis"><text:span text:style-name="T124"> </text:span></text:span><text:span text:style-name="Strong_20_Emphasis"><text:span text:style-name="T125">selecteer</text:span></text:span><text:span text:style-name="Strong_20_Emphasis"><text:span text:style-name="T126"> </text:span></text:span><text:span text:style-name="Strong_20_Emphasis"><text:span text:style-name="T292">het gewenste </text:span></text:span><text:span text:style-name="Strong_20_Emphasis"><text:span text:style-name="T307">Installatie type</text:span></text:span><text:span text:style-name="Strong_20_Emphasis"><text:span text:style-name="T29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7"><text:span text:style-name="Strong_20_Emphasis"><text:span text:style-name="T293">K</text:span></text:span><text:span text:style-name="Strong_20_Emphasis"><text:span text:style-name="T55">lik </text:span></text:span><text:span text:style-name="Strong_20_Emphasis"><text:span text:style-name="T56">op</text:span></text:span><text:span text:style-name="Strong_20_Emphasis"><text:span text:style-name="T55">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55">, </text:span></text:span><text:span text:style-name="Strong_20_Emphasis"><text:span text:style-name="T67">of klik op </text:span></text:span><text:span text:style-name="Strong_20_Emphasis"><text:span text:style-name="T142">Verder</text:span></text:span><text:span text:style-name="Strong_20_Emphasis"><text:span text:style-name="T67"> en </text:span></text:span><text:span text:style-name="Strong_20_Emphasis"><text:span text:style-name="T123">c</text:span></text:span><text:span text:style-name="Strong_20_Emphasis"><text:span text:style-name="T57">ontroleer de </text:span></text:span><text:span text:style-name="Strong_20_Emphasis"><text:span text:style-name="T58">voorgestelde </text:span></text:span><text:span text:style-name="Strong_20_Emphasis"><text:span text:style-name="T57">schijfindelin</text:span></text:span><text:span text:style-name="Strong_20_Emphasis"><text:span text:style-name="T59">g,</text:span></text:span><text:span text:style-name="Strong_20_Emphasis"><text:span text:style-name="T57"> </text:span></text:span><text:span text:style-name="Strong_20_Emphasis"><text:span text:style-name="T60">kies de gewenste schijf, </text:span></text:span><text:span text:style-name="Strong_20_Emphasis"><text:span text:style-name="T59">en </text:span></text:span><text:span text:style-name="Strong_20_Emphasis"><text:span text:style-name="T129">k</text:span></text:span><text:span text:style-name="Strong_20_Emphasis"><text:span text:style-name="T130">lik op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45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Wilt u deze aanpassingen wegschrijven naar de schijven? </text:span></text:span><text:span text:style-name="Strong_20_Emphasis"><text:span text:style-name="T61">controleer de </text:span></text:span><text:span text:style-name="Strong_20_Emphasis"><text:span text:style-name="T62">partities</text:span></text:span><text:span text:style-name="Strong_20_Emphasis"><text:span text:style-name="T61"> </text:span></text:span><text:span text:style-name="Strong_20_Emphasis"><text:span text:style-name="T63">die </text:span></text:span><text:span text:style-name="Strong_20_Emphasis"><text:span text:style-name="T64">geformatteerd</text:span></text:span><text:span text:style-name="Strong_20_Emphasis"><text:span text:style-name="T63"> worden </text:span></text:span><text:span text:style-name="Strong_20_Emphasis"><text:span text:style-name="T61">en </text:span></text:span><text:span text:style-name="Strong_20_Emphasis"><text:span text:style-name="T53">klik </text:span></text:span><text:span text:style-name="Strong_20_Emphasis"><text:span text:style-name="T55">op </text:span></text:span><text:span text:style-name="Strong_20_Emphasis"><text:span text:style-name="T145">Verde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75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4">O</text:span></text:span><text:span text:style-name="Strong_20_Emphasis"><text:span text:style-name="T295">p </text:span></text:span><text:span text:style-name="Strong_20_Emphasis"><text:span text:style-name="T296">het </text:span></text:span><text:span text:style-name="Strong_20_Emphasis"><text:span text:style-name="T297">scherm </text:span></text:span><text:span text:style-name="Strong_20_Emphasis"><text:span text:style-name="T308">Waar bevindt u zich?</text:span></text:span><text:span text:style-name="Strong_20_Emphasis"><text:span text:style-name="T297"> </text:span></text:span><text:span text:style-name="Strong_20_Emphasis"><text:span text:style-name="T298">controleer </text:span></text:span><text:span text:style-name="Strong_20_Emphasis"><text:span text:style-name="T299">de </text:span></text:span><text:span text:style-name="Strong_20_Emphasis"><text:span text:style-name="T298">locatie en </text:span></text:span><text:span text:style-name="Strong_20_Emphasis"><text:span text:style-name="T294">klik </text:span></text:span><text:span text:style-name="Strong_20_Emphasis"><text:span text:style-name="T297">op </text:span></text:span><text:span text:style-name="Strong_20_Emphasis"><text:span text:style-name="T308">Verder</text:span></text:span><text:span text:style-name="Strong_20_Emphasis"><text:span text:style-name="T29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3"><text:s/></text:span></text:span><text:span text:style-name="Strong_20_Emphasis"><text:span text:style-name="T75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9">Op </text:span><text:span text:style-name="T310">het </text:span><text:span text:style-name="T308">scherm </text:span><text:span text:style-name="Strong_20_Emphasis"><text:span text:style-name="T308">Wie bent u?</text:span></text:span><text:span text:style-name="T308"> </text:span><text:span text:style-name="T309">vul </text:span><text:span text:style-name="T311">in </text:span><text:span text:style-name="Strong_20_Emphasis"><text:span text:style-name="T312">Uw n</text:span></text:span><text:span text:style-name="Strong_20_Emphasis"><text:span text:style-name="T313">aam</text:span></text:span><text:span text:style-name="Strong_20_Emphasis"><text:span text:style-name="T300"> </text:span></text:span><text:span text:style-name="Definition"><text:span text:style-name="T5">gebruiker</text:span></text:span><text:span text:style-name="Strong_20_Emphasis"><text:span text:style-name="T301">, <text:line-break/></text:span></text:span><text:span text:style-name="Strong_20_Emphasis"><text:span text:style-name="T313">Naam </text:span></text:span><text:span text:style-name="Strong_20_Emphasis"><text:span text:style-name="T312">van uw </text:span></text:span><text:span text:style-name="Strong_20_Emphasis"><text:span text:style-name="T314">computer</text:span></text:span><text:span text:style-name="Definition"><text:span text:style-name="T16"> </text:span></text:span><text:span text:style-name="Definition"><text:span text:style-name="T5">computernaam</text:span></text:span><text:span text:style-name="Strong_20_Emphasis"><text:span text:style-name="T300">,<text:line-break/></text:span></text:span><text:span text:style-name="Strong_20_Emphasis"><text:span text:style-name="T312">Kies een g</text:span></text:span><text:span text:style-name="Strong_20_Emphasis"><text:span text:style-name="T314">ebruikersnaam</text:span></text:span><text:span text:style-name="Strong_20_Emphasis"><text:span text:style-name="T300"> </text:span></text:span><text:span text:style-name="Definition"><text:span text:style-name="T5">gebruikersnaam</text:span></text:span><text:span text:style-name="Strong_20_Emphasis"><text:span text:style-name="T300">,<text:line-break/></text:span></text:span><text:span text:style-name="Strong_20_Emphasis"><text:span text:style-name="T302">g</text:span></text:span><text:span text:style-name="Strong_20_Emphasis"><text:span text:style-name="T291">eef tweemaal een </text:span></text:span><text:span text:style-name="Strong_20_Emphasis"><text:span text:style-name="T306">wachtwoord</text:span></text:span><text:span text:style-name="Strong_20_Emphasis"><text:span text:style-name="T291">,</text:span></text:span><text:span text:style-name="Strong_20_Emphasis"><text:span text:style-name="T303"> </text:span></text:span><text:span text:style-name="Strong_20_Emphasis"><text:span text:style-name="T304">en</text:span></text:span><text:span text:style-name="Strong_20_Emphasis"><text:span text:style-name="T303"> </text:span></text:span><text:span text:style-name="Strong_20_Emphasis"><text:span text:style-name="T305">k</text:span></text:span><text:span text:style-name="Strong_20_Emphasis"><text:span text:style-name="T291">lik op </text:span></text:span><text:span text:style-name="Strong_20_Emphasis"><text:span text:style-name="T306">Verder</text:span></text:span><text:span text:style-name="Strong_20_Emphasis"><text:span text:style-name="T291">.</text:span></text:span></text:p>
          </table:table-cell>
        </table:table-row>
      </table:table>
      <text:p text:style-name="P42"><text:span text:style-name="Strong_20_Emphasis"><text:span text:style-name="T127"/></text:span></text:p>
      <text:list xml:id="list74136228864398" text:continue-numbering="true" text:style-name="L1">
        <text:list-item>
          <text:p text:style-name="P86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46"><text:span text:style-name="Strong_20_Emphasis"><text:span text:style-name="T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9"><text:span text:style-name="Strong_20_Emphasis"><text:span text:style-name="T128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9"/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75"><text:s/></text:span></text:span><text:span text:style-name="Strong_20_Emphasis"><text:span text:style-name="T117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7" text:note-class="footnote"><text:note-citation>1</text:note-citation><text:note-body><text:p text:style-name="P72"><text:span text:style-name="T361">Debian-p</text:span>akket kz plaatst documenten en scripts van Karel Zimmer <text:span text:style-name="T360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6"> </text:span></text:span><text:span text:style-name="Strong_20_Emphasis"><text:span text:style-name="T115">via </text:span></text:span><text:span text:style-name="Strong_20_Emphasis"><text:span text:style-name="T84">een </text:span></text:span><text:span text:style-name="Strong_20_Emphasis"><text:span text:style-name="T99">druk</text:span></text:span><text:span text:style-name="Strong_20_Emphasis"><text:span text:style-name="T8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90"><text:note text:id="ftn8" text:note-class="footnote"><text:note-citation>2</text:note-citation><text:note-body><text:p text:style-name="P83"><text:span text:style-name="T238">De </text:span><text:span text:style-name="T239">Super</text:span><text:span text:style-name="T238">-toets is de Windows-toets, Command-toets </text:span><text:span text:style-name="T242">(Apple)</text:span><text:span text:style-name="T238">, of Vergrootglas-toets </text:span><text:span text:style-name="T242">(Chromebook)</text:span><text:span text:style-name="T238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101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3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3</text:span></text:span><text:span text:style-name="Strong_20_Emphasis"><text:span text:style-name="T132"> </text:span></text:span><text:span text:style-name="Strong_20_Emphasis"><text:span text:style-name="T158">Installatie</text:span></text:span><text:span text:style-name="Strong_20_Emphasis"><text:span text:style-name="T159"> </text:span></text:span><text:span text:style-name="Strong_20_Emphasis"><text:span text:style-name="T160">afrond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6"><text:span text:style-name="Strong_20_Emphasis"><text:span text:style-name="T65"><text:tab/></text:span></text:span></text:p>
      <text:p text:style-name="P47"><text:span text:style-name="Strong_20_Emphasis"><text:span text:style-name="T96"/></text:span></text:p>
      <text:p text:style-name="P48"><text:span text:style-name="Strong_20_Emphasis"><text:span text:style-name="T83"/></text:span></text:p>
      <text:list xml:id="list74136149298262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6"><text:span text:style-name="Strong_20_Emphasis"><text:span text:style-name="T75"><text:s/></text:span></text:span><text:span text:style-name="Strong_20_Emphasis"><text:span text:style-name="T117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108"><text:note text:id="ftn9" text:note-class="footnote"><text:note-citation>1</text:note-citation><text:note-body><text:p text:style-name="P66"><text:span text:style-name="User_20_Entry"><text:span text:style-name="T221">E</text:span></text:span><text:span text:style-name="User_20_Entry"><text:span text:style-name="T222">ventuele extra </text:span></text:span><text:span text:style-name="User_20_Entry"><text:span text:style-name="T223">gebruiker</text:span></text:span><text:span text:style-name="User_20_Entry"><text:span text:style-name="T222">s aanmelden en dezelfde stappen uitvoeren.</text:span></text:span></text:p></text:note-body></text:note>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1"><text:span text:style-name="Strong_20_Emphasis"><text:span text:style-name="T75"><text:s/></text:span></text:span><text:span text:style-name="Strong_20_Emphasis"><text:span text:style-name="T117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Definition"><text:span text:style-name="T25">gebruiker</text:span></text:span><text:span text:style-name="Strong_20_Emphasis"><text:span text:style-name="T110"> </text:span></text:span><text:span text:style-name="Strong_20_Emphasis"><text:span text:style-name="T112">in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 text:id="ftn10" text:note-class="footnote"><text:note-citation>2</text:note-citation><text:note-body><text:p text:style-name="P84"><text:span text:style-name="T238">De </text:span><text:span text:style-name="T239">Super</text:span><text:span text:style-name="T238">-toets is de Windows-toets, Command-toets </text:span><text:span text:style-name="T242">(Apple)</text:span><text:span text:style-name="T238">, of Vergrootglas-toets </text:span><text:span text:style-name="T242">(Chromebook)</text:span><text:span text:style-name="T238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4 </text:span></text:span><text:span text:style-name="Strong_20_Emphasis"><text:span text:style-name="T137">Gebruiker inricht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19"><text:span text:style-name="Strong_20_Emphasis"><text:span text:style-name="T113"/></text:span></text:p>
      <text:p text:style-name="P37"/>
      <text:p text:style-name="P37"/>
      <text:p text:style-name="P39"><text:span text:style-name="T232">E</text:span><text:span text:style-name="T233">inde c</text:span><text:span text:style-name="T234">hecklist, </text:span><text:span text:style-name="T235">d</text:span><text:span text:style-name="T234">e installatie van </text:span><text:span text:style-name="Strong_20_Emphasis"><text:span text:style-name="T253"><text:user-field-get text:name="Distro">Ubuntu</text:user-field-get></text:span></text:span><text:span text:style-name="T236"><text:s/></text:span><text:span text:style-name="T237"><text:user-field-get text:name="Version">22.04</text:user-field-get></text:span><text:span text:style-name="Strong_20_Emphasis"><text:span text:style-name="T254"><text:s/></text:span></text:span><text:span text:style-name="Strong_20_Emphasis"><text:span text:style-name="T252">LTS</text:span></text:span><text:span text:style-name="T35"> 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34">is voltooid.</text:span></text:p>
      <text:p text:style-name="P17"/>
      <text:p text:style-name="P7"><text:span text:style-name="Emphasis"><text:span text:style-name="T318">Geschreven </text:span></text:span><text:span text:style-name="Emphasis"><text:span text:style-name="T321">in</text:span></text:span><text:span text:style-name="Emphasis"><text:span text:style-name="T315"> </text:span></text:span><text:span text:style-name="Strong_20_Emphasis"><text:span text:style-name="T83"><text:user-field-get style:data-style-name="N0" text:name="Releaseyear">2022</text:user-field-get></text:span></text:span><text:span text:style-name="Emphasis"><text:span text:style-name="T316"><text:s/></text:span></text:span><text:span text:style-name="Emphasis"><text:span text:style-name="T317">d</text:span></text:span><text:span text:style-name="Emphasis"><text:span text:style-name="T31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9">Karel Zimmer</text:span></text:span></text:a><text:span text:style-name="Emphasis"><text:span text:style-name="T31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20">Creative Commons Publiek Domein Verklaring</text:span></text:span></text:a><text:span text:style-name="Emphasis"><text:span text:style-name="T3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19T07:41:35.659130299">19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19T07:41:35.489694995</dc:date>
    <meta:keyword>Installatie</meta:keyword>
    <meta:keyword>Checklist</meta:keyword>
    <meta:keyword>Linux</meta:keyword>
    <meta:editing-cycles>6596</meta:editing-cycles>
    <meta:editing-duration>P11DT15H42M57S</meta:editing-duration>
    <dc:creator>Karel Zimmer</dc:creator>
    <meta:document-statistic meta:table-count="4" meta:image-count="0" meta:object-count="0" meta:page-count="4" meta:paragraph-count="75" meta:word-count="730" meta:character-count="5024" meta:non-whitespace-character-count="4318"/>
    <meta:user-defined meta:name="Info 1"/>
    <meta:user-defined meta:name="Info 2"/>
    <meta:user-defined meta:name="Info 3"/>
    <meta:user-defined meta:name="Info 4"/>
  </office:meta>
</office:document-meta>
</file>